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4.28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757cm"/>
    </style:style>
    <style:style style:name="P1" style:family="paragraph" style:parent-style-name="Standard">
      <style:text-properties fo:background-color="#fff5ce"/>
    </style:style>
    <style:style style:name="P2" style:family="paragraph" style:parent-style-name="Standard">
      <style:text-properties fo:color="#c9211e" fo:font-weight="bold" officeooo:rsid="001cadf9" officeooo:paragraph-rsid="001cadf9" style:font-weight-asian="bold" style:font-weight-complex="bold"/>
    </style:style>
    <style:style style:name="P3" style:family="paragraph" style:parent-style-name="Table_20_Contents">
      <style:text-properties officeooo:rsid="00173985" officeooo:paragraph-rsid="00173985"/>
    </style:style>
    <style:style style:name="P4" style:family="paragraph" style:parent-style-name="Table_20_Contents">
      <style:text-properties officeooo:rsid="00173985" officeooo:paragraph-rsid="001a83b7"/>
    </style:style>
    <style:style style:name="P5" style:family="paragraph" style:parent-style-name="Table_20_Contents">
      <style:text-properties officeooo:rsid="001a83b7" officeooo:paragraph-rsid="001a83b7"/>
    </style:style>
    <style:style style:name="P6" style:family="paragraph" style:parent-style-name="Table_20_Contents">
      <style:text-properties style:text-line-through-style="solid" style:text-line-through-type="single" officeooo:rsid="001a83b7" officeooo:paragraph-rsid="001a83b7"/>
    </style:style>
    <style:style style:name="P7" style:family="paragraph" style:parent-style-name="Table_20_Contents">
      <style:text-properties officeooo:rsid="001b45b8" officeooo:paragraph-rsid="001b45b8"/>
    </style:style>
    <style:style style:name="T1" style:family="text">
      <style:text-properties officeooo:rsid="0017398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94f40" fo:background-color="#ffff00" loext:char-shading-value="0"/>
    </style:style>
    <style:style style:name="T4" style:family="text">
      <style:text-properties officeooo:rsid="001a83b7" fo:background-color="#ffff00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1b45b8" fo:background-color="#bbe33d" loext:char-shading-value="0"/>
    </style:style>
    <style:style style:name="T7" style:family="text">
      <style:text-properties fo:background-color="#fff5ce" loext:char-shading-value="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94f40"/>
    </style:style>
    <style:style style:name="T10" style:family="text">
      <style:text-properties officeooo:rsid="001a8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SCUNHO DA AULA DO DIA 27-11-2020</text:p>
      <text:p text:style-name="Standard"><text:span text:style-name="T1">{</text:span>inteiro numInicial,numFinal, <text:span text:style-name="T10">aux</text:span>, contPar</text:p>
      <text:p text:style-name="Standard"><text:tab/><text:span text:style-name="T1">l</text:span>eia(numInicial) <text:s text:c="2"/>// <text:span text:style-name="T9">6</text:span></text:p>
      <text:p text:style-name="Standard"><text:tab/>leia(numFinal) <text:s text:c="4"/>// <text:span text:style-name="T9">5 </text:span></text:p>
      <text:p text:style-name="Standard"><text:tab/><text:span text:style-name="T2">se (numInicial&gt;numFinal) .</text:span><text:span text:style-name="T3">V.</text:span></text:p>
      <text:p text:style-name="Standard"><text:tab/><text:span text:style-name="T2">{</text:span></text:p>
      <text:p text:style-name="Standard"><text:tab/><text:tab/><text:span text:style-name="T10">aux</text:span> = numInicial <text:s text:c="11"/>// <text:span text:style-name="T9">troca vale 6</text:span></text:p>
      <text:p text:style-name="Standard"><text:tab/><text:tab/>numInicial = numFinal <text:s/>// <text:span text:style-name="T9">numInicial 5</text:span></text:p>
      <text:p text:style-name="Standard"><text:tab/><text:tab/>numFinal = <text:span text:style-name="T10">aux</text:span> <text:s text:c="13"/>// <text:span text:style-name="T10">numFinal vale 6</text:span></text:p>
      <text:p text:style-name="Standard"><text:tab/><text:span text:style-name="T2">}</text:span></text:p>
      <text:p text:style-name="Standard"><text:span text:style-name="T2"><text:s text:c="12"/></text:span><text:span text:style-name="T4">contPar=0</text:span></text:p>
      <text:p text:style-name="Standard"><text:tab/><text:span text:style-name="T5">enquanto (numInicial&lt;=numFinal) <text:s/>.</text:span><text:span text:style-name="T6">F.</text:span></text:p>
      <text:p text:style-name="Standard"><text:tab/><text:span text:style-name="T5">{</text:span></text:p>
      <text:p text:style-name="Standard"><text:tab/><text:tab/><text:span text:style-name="T7">escreva(numInicial, "-")</text:span></text:p>
      <text:p text:style-name="P1"><text:tab/><text:tab/>se (<text:span text:style-name="T8">numInicial % 2==0</text:span>) <text:s/>//<text:span text:style-name="T9">verifica se é par <text:s/>.V.</text:span></text:p>
      <text:p text:style-name="P1"><text:tab/><text:tab/>{</text:p>
      <text:p text:style-name="P1"><text:tab/><text:tab/><text:tab/>contPar=contPar+1</text:p>
      <text:p text:style-name="P1"><text:tab/><text:tab/>}</text:p>
      <text:p text:style-name="P1"><text:tab/><text:tab/>numInicial=numInicial+1 <text:s text:c="2"/>// pega o próximo numero</text:p>
      <text:p text:style-name="Standard"><text:tab/><text:span text:style-name="T5">}</text:span></text:p>
      <text:p text:style-name="Standard"><text:tab/>escreva("\nTotal de pares :", contPar)</text:p>
      <text:p text:style-name="Standard"><text:tab/>}</text:p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3">NumIncial</text:p>
          </table:table-cell>
          <table:table-cell table:style-name="Tabela1.A1" office:value-type="string">
            <text:p text:style-name="P3">NumFinal</text:p>
          </table:table-cell>
          <table:table-cell table:style-name="Tabela1.A1" office:value-type="string">
            <text:p text:style-name="P4">a<text:span text:style-name="T10">ux</text:span></text:p>
          </table:table-cell>
          <table:table-cell table:style-name="Tabela1.A1" office:value-type="string">
            <text:p text:style-name="P3">contPar</text:p>
          </table:table-cell>
          <table:table-cell table:style-name="Tabela1.A1" office:value-type="string">
            <text:p text:style-name="P5">Saída</text:p>
          </table:table-cell>
          <table:table-cell table:style-name="Tabela1.F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Table_20_Contents">-</text:p>
          </table:table-cell>
          <table:table-cell table:style-name="Tabela1.F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5</text:p>
          </table:table-cell>
          <table:table-cell table:style-name="Tabela1.F2" office:value-type="string">
            <text:p text:style-name="Table_20_Contents">-</text:p>
          </table:table-cell>
        </table:table-row>
        <table:table-row table:style-name="Tabela1.4"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7">1</text:p>
          </table:table-cell>
          <table:table-cell table:style-name="Tabela1.A2" office:value-type="string">
            <text:p text:style-name="P7">6</text:p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4">
          <table:table-cell table:style-name="Tabela1.A2" office:value-type="string">
            <text:p text:style-name="P7">7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>Total de pares 1</text:p>
          </table:table-cell>
          <table:table-cell table:style-name="Tabe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7T19:21:11.386000000</meta:creation-date>
    <dc:date>2020-11-27T22:01:08.343000000</dc:date>
    <meta:editing-duration>PT1H28M3S</meta:editing-duration>
    <meta:editing-cycles>1</meta:editing-cycles>
    <meta:document-statistic meta:table-count="1" meta:image-count="0" meta:object-count="0" meta:page-count="1" meta:paragraph-count="46" meta:word-count="100" meta:character-count="614" meta:non-whitespace-character-count="482"/>
    <meta:generator>LibreOffice/6.3.4.2$Windows_X86_64 LibreOffice_project/60da17e045e08f1793c57c00ba83cdfce946d0aa</meta:generator>
  </office:meta>
</office:document-meta>
</file>